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fo:color="#ff00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justes del precio del contrato</text:p>
      <text:p text:style-name="Standard"/>
      <text:p text:style-name="Standard">Si en el periodo comprendido entre la fecha de presentacion de ofertas y durante la ejecucion de los trabajos contratados, se verificare variaciones del salario minimo oficial o el precio del gasoil,<text:span text:style-name="T1"> la contratante reconocera un reajuste de precios de los trabajos pendientes de ejecutar, a partir de la fecha de vigencia de la disposici'on legal</text:span>, sobre el ciencuenta y cinco por ciento (55%) de los valores estipulados en el Contrato, como sigue:</text:p>
      <text:p text:style-name="Standard"/>
      <text:list xml:id="list1727113940" text:style-name="L1">
        <text:list-item>
          <text:p text:style-name="P2">Cuarenta por ciento (40%) del valor del Contrato, incidencia de la mano de obra.</text:p>
        </text:list-item>
        <text:list-item>
          <text:p text:style-name="P2">Quince por ciento (15%) del valor del contrato, incidencia del transporte.</text:p>
        </text:list-item>
      </text:list>
      <text:p text:style-name="Standard"/>
      <text:p text:style-name="Standard">Para el calculo de reajuste de precios, se utilizara la siguiente formula:</text:p>
      <text:p text:style-name="Standard"/>
      <text:p text:style-name="Standard">Pr=P0 + P0(0,40 x MO + 0,15 x C)</text:p>
      <text:p text:style-name="Standard"/>
      <text:p text:style-name="Standard">Donde </text:p>
      <text:p text:style-name="Standard"/>
      <text:p text:style-name="Standard">Pr=Precio reajustado</text:p>
      <text:p text:style-name="Standard"/>
      <text:p text:style-name="Standard">P0= Precio basico de la oferta indicada en la Lista de Precios a ser reajustados.</text:p>
      <text:p text:style-name="Standard"/>
      <text:p text:style-name="Standard">MO= Variacion del salario minimo oficial en tanto por uno, registrado entre el dia de la presentacion de la oferta y el dia de la emision de la OET</text:p>
      <text:p text:style-name="Standard"/>
      <text:p text:style-name="Standard">C= Variacion del precio del gasoil en tanto por uno, registrado entre el dia de la presentacion de la oferta y el dia de la emision de la OET.</text:p>
      <text:p text:style-name="Standard"/>
      <text:p text:style-name="Standard">El reajuste sera aplicado a aquella parte de los trabajos pendientes de ejecucion, luego de la variacion de precios.</text:p>
      <text:p text:style-name="Standard"/>
      <text:p text:style-name="Standard">Los precios del reajuste deberan ser calculados y establecidos para cada una de las entregas del trabajo previstas en la OET emitida por la Contratante.</text:p>
      <text:p text:style-name="Standard"/>
      <text:p text:style-name="Standard">En caso de que el proveedor se hallase atrasado en las entregas de los trabajos, no se reconocera reajustes de precios por variaciones del salarios minimo oficial y del precio del gasoil, decretados por el gobierno nacional con posterioridad a las fechas de entrega de los trabajos.</text:p>
      <text:p text:style-name="Standard"/>
      <text:p text:style-name="Standard">Condiciones de pago.</text:p>
      <text:p text:style-name="Standard">El proveedor una vez ejecutados, verificados y aprobados los trabajos requeridos en la OET por la contratante, presentara en Mesa de Entradas de la contratante, la Factura legal correspondiente en base a los precios Hcp contratados. Adjuntando los siguiente documentos:</text:p>
      <text:p text:style-name="Standard"/>
      <text:p text:style-name="Standard">a) Nota dirigida a la contratante solicitando el pago.</text:p>
      <text:p text:style-name="Standard">b) Originales de las planillas de Registro Diario de trabajo</text:p>
      <text:p text:style-name="P1">c) Copias de las OET</text:p>
      <text:p text:style-name="Standard">d) Listado de personal</text:p>
      <text:p text:style-name="Standard"><text:soft-page-break/></text:p>
      <text:p text:style-name="Standard">En resumen los contratos deberan constar:</text:p>
      <text:list xml:id="list953793145" text:style-name="L2">
        <text:list-item>
          <text:p text:style-name="P3">Fecha de ejecucion de los trabajos</text:p>
        </text:list-item>
        <text:list-item>
          <text:p text:style-name="P3">Nro de planillas de registro diario de trabajos</text:p>
        </text:list-item>
        <text:list-item>
          <text:p text:style-name="P3">Metros de podas en lineas de media tension, baja tension y acometidas a clientes de la contratante, asi como los trabajos de descope y volteo de arboles, segun datos registrados en la planilla de registro diario de trabajos, ordenados por columnas, con sus respectivas sumatorias.</text:p>
        </text:list-item>
      </text:list>
      <text:p text:style-name="Standard">El pago se hara en guaranies </text:p>
      <text:p text:style-name="Standard"/>
      <text:p text:style-name="Standard">Inspecciones</text:p>
      <text:p text:style-name="Standard">La contratante inspeccionara en el sitio los trabajos ejecutados, una vez concluidos los mismos, conforme a las ordenes de ejecucion de trabajos emitidas.</text:p>
      <text:p text:style-name="Standard"/>
      <text:p text:style-name="Standard">Recepcion provisional y definitiva de los trabajos.</text:p>
      <text:list xml:id="list1095218613" text:style-name="L3">
        <text:list-item>
          <text:p text:style-name="P4">La recepcion de los trabajos correspondientes a cada OET se realizara una vez que el Proveedor informe la conclusion de los mismos, con la presentacion de la 1ra copia que le fuera suministrada por la unidad contratante que emitio la misma. <text:s/></text:p>
        </text:list-item>
        <text:list-item>
          <text:p text:style-name="P4">El Fiscal, luego de una verificacion en el sitio de los trabajos de poda de ramas, descope, volteo de arboles, retiro de ramas y limpieza final, procedera a aprobarlos si los mismos satisfacen los requerimientos indicados en las especificaciones tecnicas.</text:p>
        </text:list-item>
        <text:list-item>
          <text:p text:style-name="P4">Una vez aprobado los trabajos ejecutados podran ser transcriptos en los registros diarios de trabajos (RDT) con los metrajes finales.</text:p>
        </text:list-item>
      </text:list>
      <text:p text:style-name="Standard"/>
      <text:p text:style-name="Standard"/>
      <text:p text:style-name="Standard">La unidad de medida utilizada es metros</text:p>
      <text:p text:style-name="Standard"/>
      <text:p text:style-name="Standard">Las oet estan clasificados en preventivo (para trabajos cronogramados en forma annual) y correctivo (son aquellos que se generan por reclamos de los clientes) y seran emitidas segun las necesidades de podas requeridas por la contratante y entregas al proveedor.</text:p>
      <text:p text:style-name="Standard"/>
      <text:p text:style-name="Standard">El fiscal de la contratante se encargara de preparar los planos o croquis por Puestos de Distribucion (PD) o circuito electrico, donde se describiran los trabajos previstos a ejecutar diariamente y se denominara OET. Que contendra todos los datos necesarios, tales como: denominacion del alimentador , denominacion del puesto de distribucion y N Ande del transformador si lo tuviere, metraje y especie del arbol a podar, y las direcciones referenciales mas importantes para su localizacion.</text:p>
      <text:p text:style-name="Standard"/>
      <text:p text:style-name="Standard">Aquellas OET generadas como consecuencia de reclamos de clientes, seran atendidas en el menor tiempo posible.</text:p>
      <text:p text:style-name="Standard"/>
      <text:p text:style-name="Standard">De existir en el terreno propietarios que se oponen y no permiten la poda de arboles bajo su dominio, estos se marcaran con boligrafo de tinta rojo en la OET con la observacion “No permite Poda” y de ser posible , se anotara el N de medidor del mismo.No seran computados en el metraje total.</text:p>
      <text:p text:style-name="Standard"/>
      <text:p text:style-name="Standard">Aquellos clientes que no permiten el corte establecido, incumpliendo el radio de dos (2) metros como minimo, se marcara con boligrafo de tinta azul en la OET correspondiente con la observacion “Permite poco”</text:p>
      <text:p text:style-name="Standard"><text:soft-page-break/></text:p>
      <text:p text:style-name="Standard">Lotes y centro de distribucion definidos (dinamicos )</text:p>
      <text:p text:style-name="Standard"/>
      <text:p text:style-name="Standard">OET= Orden de Ejecuci'on de trabajo.</text:p>
      <text:p text:style-name="Standard">RDT= Registro diario de trabajo.</text:p>
      <text:p text:style-name="Standard">HCP: Hora/Cuadrilla/Padr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7-09T20:01:00.77</meta:creation-date>
    <dc:date>2009-07-16T21:35:23</dc:date>
    <meta:editing-duration>PT00H42M36S</meta:editing-duration>
    <meta:editing-cycles>2</meta:editing-cycles>
    <meta:generator>OpenOffice.org/3.0$Linux OpenOffice.org_project/300m15$Build-9379</meta:generator>
    <meta:document-statistic meta:table-count="0" meta:image-count="0" meta:object-count="0" meta:page-count="3" meta:paragraph-count="41" meta:word-count="822" meta:character-count="4962"/>
    <meta:user-defined meta:name="Información 1"/>
    <meta:user-defined meta:name="Información 2"/>
    <meta:user-defined meta:name="Información 3"/>
    <meta:user-defined meta:name="Información 4"/>
  </office:meta>
</office:document-meta>
</file>